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5c3c6cb000" style:family="table" style:master-page-name="ta-mp-0x7f5c3c6cb00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10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5c3c6e9e0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c3c6e6e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c3c6e7b50" style:family="table-cell" style:data-style-name="General">
      <style:table-cell-properties fo:background-color="transparent" fo:border-top="0.035cm solid #000000" fo:border-bottom="0.035cm solid #ffffff" fo:border-left="0.035cm solid #000000" fo:border-right="0.035cm solid #ffffff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  <style:map style:apply-style-name="Gnumeric-1" style:condition="of:is-true-formula((MOD(ROW();2)=0))" style:base-cell-address="$'Foglio1'.$A$6"/>
    </style:style>
    <style:style style:name="ACE-0x7f5c3c6e7c78" style:family="table-cell" style:data-style-name="General">
      <style:table-cell-properties fo:background-color="transparent" fo:border-top="0.035cm solid #ffffff" fo:border-bottom="0.035cm solid #ffffff" fo:border-left="0.035cm solid #000000" fo:border-right="0.035cm solid #ffffff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  <style:map style:apply-style-name="Gnumeric-2" style:condition="of:is-true-formula((MOD(ROW();2)=0))" style:base-cell-address="$'Foglio1'.$A$7"/>
    </style:style>
    <style:style style:name="ACE-0x7f5c3c6e7da0" style:family="table-cell" style:data-style-name="General">
      <style:table-cell-properties fo:background-color="transparent" fo:border-top="0.035cm solid #ffffff" fo:border-bottom="0.035cm solid #ffffff" fo:border-left="0.035cm solid #000000" fo:border-right="0.035cm solid #ffffff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  <style:map style:apply-style-name="Gnumeric-2" style:condition="of:is-true-formula((MOD(ROW();2)=0))" style:base-cell-address="$'Foglio1'.$A$15"/>
    </style:style>
    <style:style style:name="ACE-0x7f5c3c6e7ec8" style:family="table-cell" style:data-style-name="General">
      <style:table-cell-properties fo:background-color="transparent" fo:border-top="0.035cm solid #ffffff" fo:border-bottom="0.035cm solid #000000" fo:border-left="0.035cm solid #000000" fo:border-right="0.035cm solid #ffffff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  <style:map style:apply-style-name="Gnumeric-2" style:condition="of:is-true-formula((MOD(ROW();2)=0))" style:base-cell-address="$'Foglio1'.$A$54"/>
    </style:style>
    <style:style style:name="ACE-0x7f5c3c6e97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c3c6e8118" style:family="table-cell" style:data-style-name="General">
      <style:table-cell-properties fo:background-color="transparent" fo:border-top="0.035cm solid #000000" fo:border-bottom="0.035cm solid #ffffff" fo:border-left="0.035cm solid #ffffff" fo:border-right="0.035cm solid #ffffff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  <style:map style:apply-style-name="Gnumeric-2" style:condition="of:is-true-formula((MOD(ROW();2)=0))" style:base-cell-address="$'Foglio1'.$B$6"/>
    </style:style>
    <style:style style:name="ACE-0x7f5c3c6e8240" style:family="table-cell" style:data-style-name="General">
      <style:table-cell-properties fo:background-color="transparent" fo:border-top="0.035cm solid #ffffff" fo:border-bottom="0.035cm solid #ffffff" fo:border-left="0.035cm solid #ffffff" fo:border-right="0.035cm solid #ffffff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  <style:map style:apply-style-name="Gnumeric-2" style:condition="of:is-true-formula((MOD(ROW();2)=0))" style:base-cell-address="$'Foglio1'.$B$7"/>
    </style:style>
    <style:style style:name="ACE-0x7f5c3c6e8368" style:family="table-cell" style:data-style-name="General">
      <style:table-cell-properties fo:background-color="transparent" fo:border-top="0.035cm solid #ffffff" fo:border-bottom="0.035cm solid #ffffff" fo:border-left="0.035cm solid #ffffff" fo:border-right="0.035cm solid #ffffff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  <style:map style:apply-style-name="Gnumeric-2" style:condition="of:is-true-formula((MOD(ROW();2)=0))" style:base-cell-address="$'Foglio1'.$B$15"/>
    </style:style>
    <style:style style:name="ACE-0x7f5c3c6ea050" style:family="table-cell" style:data-style-name="General">
      <style:table-cell-properties fo:background-color="transparent" fo:border-top="0.035cm solid #ffffff" fo:border-bottom="0.035cm solid #ffffff" fo:border-left="0.035cm solid #ffffff" fo:border-right="0.035cm solid #ffffff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  <style:map style:apply-style-name="Gnumeric-2" style:condition="of:is-true-formula((MOD(ROW();2)=0))" style:base-cell-address="$'Foglio1'.$B$36"/>
    </style:style>
    <style:style style:name="ACE-0x7f5c3c6e85b8" style:family="table-cell" style:data-style-name="General">
      <style:table-cell-properties fo:background-color="transparent" fo:border-top="0.035cm solid #ffffff" fo:border-bottom="0.035cm solid #000000" fo:border-left="0.035cm solid #ffffff" fo:border-right="0.035cm solid #ffffff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  <style:map style:apply-style-name="Gnumeric-2" style:condition="of:is-true-formula((MOD(ROW();2)=0))" style:base-cell-address="$'Foglio1'.$B$54"/>
    </style:style>
    <style:style style:name="ACE-0x7f5c3c6e8a58" style:family="table-cell" style:data-style-name="General">
      <style:table-cell-properties fo:background-color="transparent" fo:border-top="0.035cm solid #ffffff" fo:border-bottom="0.035cm solid #000000" fo:border-left="0.035cm solid #ffffff" fo:border-right="0.035cm solid #000000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  <style:map style:apply-style-name="Gnumeric-2" style:condition="of:is-true-formula((MOD(ROW();2)=0))" style:base-cell-address="$'Foglio1'.$C$54"/>
    </style:style>
    <style:style style:name="ACE-0x7f5c3c6e86e0" style:family="table-cell" style:data-style-name="General">
      <style:table-cell-properties fo:background-color="transparent" fo:border-top="0.035cm solid #000000" fo:border-bottom="0.035cm solid #ffffff" fo:border-left="0.035cm solid #ffffff" fo:border-right="0.035cm solid #000000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  <style:map style:apply-style-name="Gnumeric-2" style:condition="of:is-true-formula((MOD(ROW();2)=0))" style:base-cell-address="$'Foglio1'.$C$6"/>
    </style:style>
    <style:style style:name="ACE-0x7f5c3c6e8808" style:family="table-cell" style:data-style-name="General">
      <style:table-cell-properties fo:background-color="transparent" fo:border-top="0.035cm solid #ffffff" fo:border-bottom="0.035cm solid #ffffff" fo:border-left="0.035cm solid #ffffff" fo:border-right="0.035cm solid #000000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  <style:map style:apply-style-name="Gnumeric-2" style:condition="of:is-true-formula((MOD(ROW();2)=0))" style:base-cell-address="$'Foglio1'.$C$7"/>
    </style:style>
    <style:style style:name="ACE-0x7f5c3c6e8930" style:family="table-cell" style:data-style-name="General">
      <style:table-cell-properties fo:background-color="transparent" fo:border-top="0.035cm solid #ffffff" fo:border-bottom="0.035cm solid #ffffff" fo:border-left="0.035cm solid #ffffff" fo:border-right="0.035cm solid #000000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  <style:map style:apply-style-name="Gnumeric-2" style:condition="of:is-true-formula((MOD(ROW();2)=0))" style:base-cell-address="$'Foglio1'.$C$15"/>
    </style:style>
    <style:style style:name="ACOL-1" style:family="table-column">
      <style:table-column-properties style:column-width="131.81pt" style:use-optimal-column-width="true"/>
    </style:style>
    <style:style style:name="ACOL-2" style:family="table-column">
      <style:table-column-properties style:column-width="498.44pt" style:use-optimal-column-width="true"/>
    </style:style>
    <style:style style:name="ACOL-3" style:family="table-column">
      <style:table-column-properties style:column-width="94.96pt" style:use-optimal-column-width="true"/>
    </style:style>
    <style:style style:name="ACOL-4" style:family="table-column"/>
    <style:style style:name="AROW-1" style:family="table-row">
      <style:table-row-properties style:row-height="14.5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>
      <style:table-row-properties style:row-height="21.60pt" style:use-optimal-row-height="true"/>
    </style:style>
    <style:style style:name="AROW-4" style:family="table-row">
      <style:table-row-properties style:row-height="26.25pt" style:use-optimal-row-height="true"/>
    </style:style>
    <style:style style:name="AROW-5" style:family="table-row">
      <style:table-row-properties style:row-height="32.80pt" style:use-optimal-row-height="true"/>
    </style:style>
    <style:style style:name="AROW-6" style:family="table-row">
      <style:table-row-properties style:row-height="43.99pt" style:use-optimal-row-height="true"/>
    </style:style>
    <style:style style:name="AROW-7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Foglio1" table:style-name="ta-0x7f5c3c6cb00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0" table:number-columns-repeated="125"/>
        <table:table-row table:style-name="AROW-1">
          <table:table-cell table:style-name="ACE-0x7f5c3c6e9e00" office:value-type="string">
            <text:p>A team</text:p>
          </table:table-cell>
          <table:table-cell table:number-rows-spanned="4" table:style-name="ACE-0x7f5c3c6e9710" office:value-type="string">
            <text:p>Glossario</text:p>
          </table:table-cell>
          <table:table-cell table:number-columns-repeated="126" table:style-name="Gnumeric-default"/>
        </table:table-row>
        <table:table-row table:style-name="AROW-2">
          <table:table-cell table:style-name="Gnumeric-default" office:value-type="string">
            <text:p>Bono Alessandro</text:p>
          </table:table-cell>
          <table:covered-table-cell/>
          <table:table-cell table:number-columns-repeated="126" table:style-name="Gnumeric-default"/>
        </table:table-row>
        <table:table-row table:style-name="AROW-2">
          <table:table-cell table:style-name="Gnumeric-default" office:value-type="string">
            <text:p>Cerrato Mattia</text:p>
          </table:table-cell>
          <table:covered-table-cell/>
          <table:table-cell table:number-columns-repeated="126" table:style-name="Gnumeric-default"/>
        </table:table-row>
        <table:table-row table:style-name="AROW-2">
          <table:table-cell table:style-name="Gnumeric-default" office:value-type="string">
            <text:p>Vinci Mattia</text:p>
          </table:table-cell>
          <table:covered-table-cell/>
          <table:table-cell table:number-columns-repeated="126" table:style-name="Gnumeric-default"/>
        </table:table-row>
        <table:table-row table:style-name="AROW-0">
          <table:table-cell table:number-columns-repeated="128"/>
        </table:table-row>
        <table:table-row table:style-name="AROW-3">
          <table:table-cell table:style-name="ACE-0x7f5c3c6e7b50" office:value-type="string">
            <text:p>Nomi</text:p>
          </table:table-cell>
          <table:table-cell table:style-name="ACE-0x7f5c3c6e8118" office:value-type="string">
            <text:p>Definizione</text:p>
          </table:table-cell>
          <table:table-cell table:style-name="ACE-0x7f5c3c6e86e0" office:value-type="string">
            <text:p>Sinonimi</text:p>
          </table:table-cell>
          <table:table-cell table:number-columns-repeated="125" table:style-name="Gnumeric-default"/>
        </table:table-row>
        <table:table-row table:style-name="AROW-4">
          <table:table-cell table:style-name="ACE-0x7f5c3c6e7c78" office:value-type="string">
            <text:p>albero delle ipotesi</text:p>
          </table:table-cell>
          <table:table-cell table:style-name="ACE-0x7f5c3c6e8240" office:value-type="string">
            <text:p>struttura che mantiene il susseguirsi di assunzioni e scelte fatte durante il processo di analisi crittografica</text:p>
          </table:table-cell>
          <table:table-cell table:style-name="ACE-0x7f5c3c6e8808"/>
          <table:table-cell table:number-columns-repeated="125" table:style-name="Gnumeric-default"/>
        </table:table-row>
        <table:table-row table:style-name="AROW-5">
          <table:table-cell table:style-name="ACE-0x7f5c3c6e7c78" office:value-type="string">
            <text:p>analisi crittografica</text:p>
          </table:table-cell>
          <table:table-cell table:style-name="ACE-0x7f5c3c6e8240" office:value-type="string">
            <text:p>processo in cui la spia/analista ricerca pattern/schemi nel testo crittografato con l'obiettivo di violare il messaggio, eventualmente con l'aiuto di altri strumenti</text:p>
          </table:table-cell>
          <table:table-cell table:style-name="ACE-0x7f5c3c6e8808"/>
          <table:table-cell table:number-columns-repeated="125" table:style-name="Gnumeric-default"/>
        </table:table-row>
        <table:table-row table:style-name="AROW-4">
          <table:table-cell table:style-name="ACE-0x7f5c3c6e7c78" office:value-type="string">
            <text:p>analisi delle frequenze</text:p>
          </table:table-cell>
          <table:table-cell table:style-name="ACE-0x7f5c3c6e8240" office:value-type="string">
            <text:p>strumento con il quale si valuta quante volte un certo pattern (uno o più caratteri) ricorre nel messaggio</text:p>
          </table:table-cell>
          <table:table-cell table:style-name="ACE-0x7f5c3c6e8808"/>
          <table:table-cell table:number-columns-repeated="125" table:style-name="Gnumeric-default"/>
        </table:table-row>
        <table:table-row table:style-name="AROW-3">
          <table:table-cell table:style-name="ACE-0x7f5c3c6e7c78" office:value-type="string">
            <text:p>analista</text:p>
          </table:table-cell>
          <table:table-cell table:style-name="ACE-0x7f5c3c6e8240" office:value-type="string">
            <text:p>agente che effettua l'analisi crittografica e si dedica a violare i messaggi</text:p>
          </table:table-cell>
          <table:table-cell table:style-name="ACE-0x7f5c3c6e8808" office:value-type="string">
            <text:p>spia</text:p>
          </table:table-cell>
          <table:table-cell table:number-columns-repeated="125" table:style-name="Gnumeric-default"/>
        </table:table-row>
        <table:table-row table:style-name="AROW-3">
          <table:table-cell table:style-name="ACE-0x7f5c3c6e7c78" office:value-type="string">
            <text:p>area di lavoro</text:p>
          </table:table-cell>
          <table:table-cell table:style-name="ACE-0x7f5c3c6e8240" office:value-type="string">
            <text:p>insieme di messaggi già scambiati, in corso di decodifica e già decodificati</text:p>
          </table:table-cell>
          <table:table-cell table:style-name="ACE-0x7f5c3c6e8808"/>
          <table:table-cell table:number-columns-repeated="125" table:style-name="Gnumeric-default"/>
        </table:table-row>
        <table:table-row table:style-name="AROW-3">
          <table:table-cell table:style-name="ACE-0x7f5c3c6e7c78" office:value-type="string">
            <text:p>assunzione</text:p>
          </table:table-cell>
          <table:table-cell table:style-name="ACE-0x7f5c3c6e8240" office:value-type="string">
            <text:p>singola associazione lettera-lettera nella funzione crittografica</text:p>
          </table:table-cell>
          <table:table-cell table:style-name="ACE-0x7f5c3c6e8808"/>
          <table:table-cell table:number-columns-repeated="125" table:style-name="Gnumeric-default"/>
        </table:table-row>
        <table:table-row table:style-name="AROW-3">
          <table:table-cell table:style-name="ACE-0x7f5c3c6e7c78" office:value-type="string">
            <text:p>autenticazione</text:p>
          </table:table-cell>
          <table:table-cell table:style-name="ACE-0x7f5c3c6e8240" office:value-type="string">
            <text:p>processo utile ad assegnare a ogni utente la sua area di lavoro</text:p>
          </table:table-cell>
          <table:table-cell table:style-name="ACE-0x7f5c3c6e8808" office:value-type="string">
            <text:p>login</text:p>
          </table:table-cell>
          <table:table-cell table:number-columns-repeated="125" table:style-name="Gnumeric-default"/>
        </table:table-row>
        <table:table-row table:style-name="AROW-2">
          <table:table-cell table:style-name="ACE-0x7f5c3c6e7c78" office:value-type="string">
            <text:p>brano</text:p>
          </table:table-cell>
          <table:table-cell table:style-name="ACE-0x7f5c3c6e8240" office:value-type="string">
            <text:p>testo creato dal coordinatore per essere usato dagli analisti nella fase di sfida</text:p>
          </table:table-cell>
          <table:table-cell table:style-name="ACE-0x7f5c3c6e8808"/>
          <table:table-cell table:number-columns-repeated="125" table:style-name="Gnumeric-default"/>
        </table:table-row>
        <table:table-row table:style-name="AROW-5">
          <table:table-cell table:style-name="ACE-0x7f5c3c6e7da0" office:value-type="string">
            <text:p>bozza</text:p>
          </table:table-cell>
          <table:table-cell table:style-name="ACE-0x7f5c3c6e8368" office:value-type="string">
            <text:p>messaggio in stato di composizione da parte del mittente ma non ancora terminato e presente nella casella delle bozze</text:p>
          </table:table-cell>
          <table:table-cell table:style-name="ACE-0x7f5c3c6e8930"/>
          <table:table-cell table:number-columns-repeated="125" table:style-name="Gnumeric-default"/>
        </table:table-row>
        <table:table-row table:style-name="AROW-3">
          <table:table-cell table:style-name="ACE-0x7f5c3c6e7da0" office:value-type="string">
            <text:p>caselle</text:p>
          </table:table-cell>
          <table:table-cell table:style-name="ACE-0x7f5c3c6e8368" office:value-type="string">
            <text:p>diverse caselle che contengono i diversi tipi di messaggi: inviati, ricevuti e bozze.</text:p>
          </table:table-cell>
          <table:table-cell table:style-name="ACE-0x7f5c3c6e8930"/>
          <table:table-cell table:number-columns-repeated="125" table:style-name="Gnumeric-default"/>
        </table:table-row>
        <table:table-row table:style-name="AROW-5">
          <table:table-cell table:style-name="ACE-0x7f5c3c6e7c78" office:value-type="string">
            <text:p>chiave</text:p>
          </table:table-cell>
          <table:table-cell table:style-name="ACE-0x7f5c3c6e8240" office:value-type="string">
            <text:p>elemento segreto condiviso da due agenti (mittente e destinatario) prima di uno scambio di messaggi, necessaria alla cifratura e alla decifratura e vincolata al metodo scelto</text:p>
          </table:table-cell>
          <table:table-cell table:style-name="ACE-0x7f5c3c6e8808" office:value-type="string">
            <text:p>parola chiave</text:p>
          </table:table-cell>
          <table:table-cell table:number-columns-repeated="125" table:style-name="Gnumeric-default"/>
        </table:table-row>
        <table:table-row table:style-name="AROW-6">
          <table:table-cell table:style-name="ACE-0x7f5c3c6e7c78" office:value-type="string">
            <text:p>cifratura di Cesare</text:p>
          </table:table-cell>
          <table:table-cell table:style-name="ACE-0x7f5c3c6e8240" office:value-type="string">
            <text:p>un sistema di cifratura a sostituzione monoalfabetica in cui ogni lettera del testo originale viene sostituita con un'altra lettera dello stesso alfabeto, la quale si trova a distanza di un certo numero di posizioni dopo all'interno dell'alfabeto. tale distanza costituisce la chiave del sistema</text:p>
          </table:table-cell>
          <table:table-cell table:style-name="ACE-0x7f5c3c6e8808"/>
          <table:table-cell table:number-columns-repeated="125" table:style-name="Gnumeric-default"/>
        </table:table-row>
        <table:table-row table:style-name="AROW-5">
          <table:table-cell table:style-name="ACE-0x7f5c3c6e7da0" office:value-type="string">
            <text:p>cifratura keyword</text:p>
          </table:table-cell>
          <table:table-cell table:style-name="ACE-0x7f5c3c6e8368" office:value-type="string">
            <text:p>sistema di cifratura in cui la chiave è composta da una parola da cui viene calcolata la mappatura.<text:line-break/></text:p>
          </table:table-cell>
          <table:table-cell table:style-name="ACE-0x7f5c3c6e8930"/>
          <table:table-cell table:number-columns-repeated="125" table:style-name="Gnumeric-default"/>
        </table:table-row>
        <table:table-row table:style-name="AROW-5">
          <table:table-cell table:style-name="ACE-0x7f5c3c6e7c78" office:value-type="string">
            <text:p>cifratura pseudocasuale</text:p>
          </table:table-cell>
          <table:table-cell table:style-name="ACE-0x7f5c3c6e8240" office:value-type="string">
            <text:p>sistema in cui la mappatura dei caratteri è scelta casualmente tramite un generatore di numeri casuali. La chiave è il seme iniziale del generatore.</text:p>
          </table:table-cell>
          <table:table-cell table:style-name="ACE-0x7f5c3c6e8808"/>
          <table:table-cell table:number-columns-repeated="125" table:style-name="Gnumeric-default"/>
        </table:table-row>
        <table:table-row table:style-name="AROW-3">
          <table:table-cell table:style-name="ACE-0x7f5c3c6e7c78" office:value-type="string">
            <text:p>composizione messaggio</text:p>
          </table:table-cell>
          <table:table-cell table:style-name="ACE-0x7f5c3c6e8240" office:value-type="string">
            <text:p>scrittura del messaggio, che dovrà essere crittografato e spedito, compiuta dal mittente.</text:p>
          </table:table-cell>
          <table:table-cell table:style-name="ACE-0x7f5c3c6e8808"/>
          <table:table-cell table:number-columns-repeated="125" table:style-name="Gnumeric-default"/>
        </table:table-row>
        <table:table-row table:style-name="AROW-2">
          <table:table-cell table:style-name="ACE-0x7f5c3c6e7c78" office:value-type="string">
            <text:p>coordinatore</text:p>
          </table:table-cell>
          <table:table-cell table:style-name="ACE-0x7f5c3c6e8240" office:value-type="string">
            <text:p>Fornisce nuovi brani per le sfide dei giocatori</text:p>
          </table:table-cell>
          <table:table-cell table:style-name="ACE-0x7f5c3c6e8808" office:value-type="string">
            <text:p>insegnante</text:p>
          </table:table-cell>
          <table:table-cell table:number-columns-repeated="125" table:style-name="Gnumeric-default"/>
        </table:table-row>
        <table:table-row table:style-name="AROW-3">
          <table:table-cell table:style-name="ACE-0x7f5c3c6e7da0" office:value-type="string">
            <text:p>creatore</text:p>
          </table:table-cell>
          <table:table-cell table:style-name="ACE-0x7f5c3c6e8368" office:value-type="string">
            <text:p>creatore del sistema di cifratura</text:p>
          </table:table-cell>
          <table:table-cell table:style-name="ACE-0x7f5c3c6e8930"/>
          <table:table-cell table:number-columns-repeated="125" table:style-name="Gnumeric-default"/>
        </table:table-row>
        <table:table-row table:style-name="AROW-5">
          <table:table-cell table:style-name="ACE-0x7f5c3c6e7c78" office:value-type="string">
            <text:p>decifrare</text:p>
          </table:table-cell>
          <table:table-cell table:style-name="ACE-0x7f5c3c6e8240" office:value-type="string">
            <text:p>azione del destinatario che consiste nel riportare un messaggio cifrato alla sua forma in chiaro, essendo a conoscenza della chiave e del metodo di cifratura utilizzato dal mittente</text:p>
          </table:table-cell>
          <table:table-cell table:style-name="ACE-0x7f5c3c6e8808"/>
          <table:table-cell table:number-columns-repeated="125" table:style-name="Gnumeric-default"/>
        </table:table-row>
        <table:table-row table:style-name="AROW-3">
          <table:table-cell table:style-name="ACE-0x7f5c3c6e7c78" office:value-type="string">
            <text:p>destinatario</text:p>
          </table:table-cell>
          <table:table-cell table:style-name="ACE-0x7f5c3c6e8240" office:value-type="string">
            <text:p>agente che riceve un messaggio cifrato e, conoscendo la chiave, ha la capacità di decifrarlo</text:p>
          </table:table-cell>
          <table:table-cell table:style-name="ACE-0x7f5c3c6e8808"/>
          <table:table-cell table:number-columns-repeated="125" table:style-name="Gnumeric-default"/>
        </table:table-row>
        <table:table-row table:style-name="AROW-2">
          <table:table-cell table:style-name="ACE-0x7f5c3c6e7c78" office:value-type="string">
            <text:p>difficoltà</text:p>
          </table:table-cell>
          <table:table-cell table:style-name="ACE-0x7f5c3c6e8240" office:value-type="string">
            <text:p>diverse quantità di informazioni disponibili riguardo un dato brano (all'interno di una sfida)</text:p>
          </table:table-cell>
          <table:table-cell table:style-name="ACE-0x7f5c3c6e8808"/>
          <table:table-cell table:number-columns-repeated="125" table:style-name="Gnumeric-default"/>
        </table:table-row>
        <table:table-row table:style-name="AROW-3">
          <table:table-cell table:style-name="ACE-0x7f5c3c6e7c78" office:value-type="string">
            <text:p>esercizi di analisi</text:p>
          </table:table-cell>
          <table:table-cell table:style-name="ACE-0x7f5c3c6e8240" office:value-type="string">
            <text:p>serie di diverse analisi crittografiche guidate dal sistema</text:p>
          </table:table-cell>
          <table:table-cell table:style-name="ACE-0x7f5c3c6e8808"/>
          <table:table-cell table:number-columns-repeated="125" table:style-name="Gnumeric-default"/>
        </table:table-row>
        <table:table-row table:style-name="AROW-2">
          <table:table-cell table:style-name="ACE-0x7f5c3c6e7c78" office:value-type="string">
            <text:p>giocatore</text:p>
          </table:table-cell>
          <table:table-cell table:style-name="ACE-0x7f5c3c6e8240" office:value-type="string">
            <text:p>partecipante alle sfide</text:p>
          </table:table-cell>
          <table:table-cell table:style-name="ACE-0x7f5c3c6e8808"/>
          <table:table-cell table:number-columns-repeated="125" table:style-name="Gnumeric-default"/>
        </table:table-row>
        <table:table-row table:style-name="AROW-5">
          <table:table-cell table:style-name="ACE-0x7f5c3c6e7c78" office:value-type="string">
            <text:p>informazioni sul messaggio</text:p>
          </table:table-cell>
          <table:table-cell table:style-name="ACE-0x7f5c3c6e8240" office:value-type="string">
            <text:p>meta informazioni date a priori riguardanti ogni singolo messaggio (lingua, spaziatura, punteggiatura, mittente e destinatario)</text:p>
          </table:table-cell>
          <table:table-cell table:style-name="ACE-0x7f5c3c6e8808"/>
          <table:table-cell table:number-columns-repeated="125" table:style-name="Gnumeric-default"/>
        </table:table-row>
        <table:table-row table:style-name="AROW-3">
          <table:table-cell table:style-name="ACE-0x7f5c3c6e7c78" office:value-type="string">
            <text:p>intercettare</text:p>
          </table:table-cell>
          <table:table-cell table:style-name="ACE-0x7f5c3c6e8240" office:value-type="string">
            <text:p>visualizzare e avere la possibilità di violare un messaggio scambiato fra altri due agenti comunicanti</text:p>
          </table:table-cell>
          <table:table-cell table:style-name="ACE-0x7f5c3c6e8808"/>
          <table:table-cell table:number-columns-repeated="125" table:style-name="Gnumeric-default"/>
        </table:table-row>
        <table:table-row table:style-name="AROW-3">
          <table:table-cell table:style-name="ACE-0x7f5c3c6e7c78" office:value-type="string">
            <text:p>invio messaggio</text:p>
          </table:table-cell>
          <table:table-cell table:style-name="ACE-0x7f5c3c6e8240" office:value-type="string">
            <text:p>spedizione al destinatario del messaggio, in seguito alla cifratura dello stesso</text:p>
          </table:table-cell>
          <table:table-cell table:style-name="ACE-0x7f5c3c6e8808"/>
          <table:table-cell table:number-columns-repeated="125" table:style-name="Gnumeric-default"/>
        </table:table-row>
        <table:table-row table:style-name="AROW-3">
          <table:table-cell table:style-name="ACE-0x7f5c3c6e7da0" office:value-type="string">
            <text:p>ipotesi</text:p>
          </table:table-cell>
          <table:table-cell table:style-name="ACE-0x7f5c3c6e8368" office:value-type="string">
            <text:p>insieme di assunzioni fatte su un testo da decifrare che compongono una mappatura parziale</text:p>
          </table:table-cell>
          <table:table-cell table:style-name="ACE-0x7f5c3c6e8930" office:value-type="string">
            <text:p>mossa</text:p>
          </table:table-cell>
          <table:table-cell table:number-columns-repeated="125" table:style-name="Gnumeric-default"/>
        </table:table-row>
        <table:table-row table:style-name="AROW-3">
          <table:table-cell table:style-name="ACE-0x7f5c3c6e7c78" office:value-type="string">
            <text:p>lingua</text:p>
          </table:table-cell>
          <table:table-cell table:style-name="ACE-0x7f5c3c6e8240" office:value-type="string">
            <text:p>lingua naturale in cui i messaggi sono stati composti. in questo caso, la lingua inglese</text:p>
          </table:table-cell>
          <table:table-cell table:style-name="ACE-0x7f5c3c6e8808"/>
          <table:table-cell table:number-columns-repeated="125" table:style-name="Gnumeric-default"/>
        </table:table-row>
        <table:table-row table:style-name="AROW-3">
          <table:table-cell table:style-name="ACE-0x7f5c3c6e7c78" office:value-type="string">
            <text:p>livelli di difficoltà</text:p>
          </table:table-cell>
          <table:table-cell table:style-name="ACE-0x7f5c3c6e8240" office:value-type="string">
            <text:p>diverse quantità di informazioni conosciute a priori dalla spia</text:p>
          </table:table-cell>
          <table:table-cell table:style-name="ACE-0x7f5c3c6e8808"/>
          <table:table-cell table:number-columns-repeated="125" table:style-name="Gnumeric-default"/>
        </table:table-row>
        <table:table-row table:style-name="AROW-3">
          <table:table-cell table:style-name="ACE-0x7f5c3c6e7c78" office:value-type="string">
            <text:p>mappatura dei caratteri</text:p>
          </table:table-cell>
          <table:table-cell table:style-name="ACE-0x7f5c3c6e8240" office:value-type="string">
            <text:p>permutazione dei caratteri che descrive la funzione crittografica scelta</text:p>
          </table:table-cell>
          <table:table-cell table:style-name="ACE-0x7f5c3c6e8808"/>
          <table:table-cell table:number-columns-repeated="125" table:style-name="Gnumeric-default"/>
        </table:table-row>
        <table:table-row table:style-name="AROW-6">
          <table:table-cell table:style-name="ACE-0x7f5c3c6e7c78" office:value-type="string">
            <text:p>messaggi</text:p>
          </table:table-cell>
          <table:table-cell table:style-name="ACE-0x7f5c3c6ea050" office:value-type="string">
            <text:p>scambio di informazioni tra due utenti, che comprende un titolo e un testo che verrà cifrato all'invio secondo un sistema di cifratura concordato in precedenza. i messaggi sono salvati nelle relative caselle, distinguendo tra messaggi inviati, ricevuti e bozze.</text:p>
          </table:table-cell>
          <table:table-cell table:style-name="ACE-0x7f5c3c6e8808"/>
          <table:table-cell table:number-columns-repeated="125" table:style-name="Gnumeric-default"/>
        </table:table-row>
        <table:table-row table:style-name="AROW-5">
          <table:table-cell table:style-name="ACE-0x7f5c3c6e7c78" office:value-type="string">
            <text:p>mittente</text:p>
          </table:table-cell>
          <table:table-cell table:style-name="ACE-0x7f5c3c6e8240" office:value-type="string">
            <text:p>l'agente che compone il messaggio e lo spedisce dopo aver concordato col destinatario il sistema di cifratura</text:p>
          </table:table-cell>
          <table:table-cell table:style-name="ACE-0x7f5c3c6e8808"/>
          <table:table-cell table:number-columns-repeated="125" table:style-name="Gnumeric-default"/>
        </table:table-row>
        <table:table-row table:style-name="AROW-5">
          <table:table-cell table:style-name="ACE-0x7f5c3c6e7c78" office:value-type="string">
            <text:p>negoziazione</text:p>
          </table:table-cell>
          <table:table-cell table:style-name="ACE-0x7f5c3c6e8240" office:value-type="string">
            <text:p>momento di contatto tra mittente e destinatario in cui i due agenti si accordano sul metodo di cifratura e la chiave da utilizzare</text:p>
          </table:table-cell>
          <table:table-cell table:style-name="ACE-0x7f5c3c6e8808" office:value-type="string">
            <text:p>contrattazione</text:p>
          </table:table-cell>
          <table:table-cell table:number-columns-repeated="125" table:style-name="Gnumeric-default"/>
        </table:table-row>
        <table:table-row table:style-name="AROW-3">
          <table:table-cell table:style-name="ACE-0x7f5c3c6e7da0" office:value-type="string">
            <text:p>partner</text:p>
          </table:table-cell>
          <table:table-cell table:style-name="ACE-0x7f5c3c6e8368" office:value-type="string">
            <text:p>i due attori della negoziazione di un sistema di cifratura</text:p>
          </table:table-cell>
          <table:table-cell table:style-name="ACE-0x7f5c3c6e8930"/>
          <table:table-cell table:number-columns-repeated="125" table:style-name="Gnumeric-default"/>
        </table:table-row>
        <table:table-row table:style-name="AROW-5">
          <table:table-cell table:style-name="ACE-0x7f5c3c6e7da0" office:value-type="string">
            <text:p>proponente</text:p>
          </table:table-cell>
          <table:table-cell table:style-name="ACE-0x7f5c3c6e8368" office:value-type="string">
            <text:p>lo studente che, dopo aver creato il sistema di cifratura, lo propone ad un altro studente per poterlo utilizzare nelle comunicazioni future</text:p>
          </table:table-cell>
          <table:table-cell table:style-name="ACE-0x7f5c3c6e8930"/>
          <table:table-cell table:number-columns-repeated="125" table:style-name="Gnumeric-default"/>
        </table:table-row>
        <table:table-row table:style-name="AROW-5">
          <table:table-cell table:style-name="ACE-0x7f5c3c6e7da0" office:value-type="string">
            <text:p>proposta</text:p>
          </table:table-cell>
          <table:table-cell table:style-name="ACE-0x7f5c3c6e8368" office:value-type="string">
            <text:p>l'atto del creatore del sistema di cifratura di proporre tale sistema ad un altro studente con cui desidera interagire. può avere diversi stati: accepted, pending, declined, expired</text:p>
          </table:table-cell>
          <table:table-cell table:style-name="ACE-0x7f5c3c6e8930"/>
          <table:table-cell table:number-columns-repeated="125" table:style-name="Gnumeric-default"/>
        </table:table-row>
        <table:table-row table:style-name="AROW-4">
          <table:table-cell table:style-name="ACE-0x7f5c3c6e7da0" office:value-type="string">
            <text:p>risultato</text:p>
          </table:table-cell>
          <table:table-cell table:style-name="ACE-0x7f5c3c6e8368" office:value-type="string">
            <text:p>valore numerico ottenuto alla conclusione della decifrazione di un particolare brano calcolato in base al livello di difficoltà scelto</text:p>
          </table:table-cell>
          <table:table-cell table:style-name="ACE-0x7f5c3c6e8930" office:value-type="string">
            <text:p>punteggio</text:p>
          </table:table-cell>
          <table:table-cell table:number-columns-repeated="125" table:style-name="Gnumeric-default"/>
        </table:table-row>
        <table:table-row table:style-name="AROW-5">
          <table:table-cell table:style-name="ACE-0x7f5c3c6e7c78" office:value-type="string">
            <text:p>sessione di lavoro</text:p>
          </table:table-cell>
          <table:table-cell table:style-name="ACE-0x7f5c3c6ea050" office:value-type="string">
            <text:p>processo di violazione di un singolo messaggio compiuto dalla spia, da poter interrompere e riprendere a piacimento</text:p>
          </table:table-cell>
          <table:table-cell table:style-name="ACE-0x7f5c3c6e8808"/>
          <table:table-cell table:number-columns-repeated="125" table:style-name="Gnumeric-default"/>
        </table:table-row>
        <table:table-row table:style-name="AROW-4">
          <table:table-cell table:style-name="ACE-0x7f5c3c6e7c78" office:value-type="string">
            <text:p>sfida</text:p>
          </table:table-cell>
          <table:table-cell table:style-name="ACE-0x7f5c3c6ea050" office:value-type="string">
            <text:p>decifrazione di uno stesso brano la cui performance viene valutata in un punteggio che viene confrontato con quello degli altri utenti</text:p>
          </table:table-cell>
          <table:table-cell table:style-name="ACE-0x7f5c3c6e8808"/>
          <table:table-cell table:number-columns-repeated="125" table:style-name="Gnumeric-default"/>
        </table:table-row>
        <table:table-row table:style-name="AROW-4">
          <table:table-cell table:style-name="ACE-0x7f5c3c6e7c78" office:value-type="string">
            <text:p>sistema di cifratura</text:p>
          </table:table-cell>
          <table:table-cell table:style-name="ACE-0x7f5c3c6e8240" office:value-type="string">
            <text:p>insieme di funzione di crittografia e chiave utilizzata e concordata in precedenza da mittente e destinatario</text:p>
          </table:table-cell>
          <table:table-cell table:style-name="ACE-0x7f5c3c6e8808"/>
          <table:table-cell table:number-columns-repeated="125" table:style-name="Gnumeric-default"/>
        </table:table-row>
        <table:table-row table:style-name="AROW-3">
          <table:table-cell table:style-name="ACE-0x7f5c3c6e7da0" office:value-type="string">
            <text:p>soluzione</text:p>
          </table:table-cell>
          <table:table-cell table:style-name="ACE-0x7f5c3c6e8368" office:value-type="string">
            <text:p>mappatura, l'utente può decidere in qualsiasi momento di aver finito</text:p>
          </table:table-cell>
          <table:table-cell table:style-name="ACE-0x7f5c3c6e8930"/>
          <table:table-cell table:number-columns-repeated="125" table:style-name="Gnumeric-default"/>
        </table:table-row>
        <table:table-row table:style-name="AROW-3">
          <table:table-cell table:style-name="ACE-0x7f5c3c6e7da0" office:value-type="string">
            <text:p>stato corrente</text:p>
          </table:table-cell>
          <table:table-cell table:style-name="ACE-0x7f5c3c6e8368" office:value-type="string">
            <text:p>gli effetti dell'ultima ipotesi effettuata sul messaggio da decifrare</text:p>
          </table:table-cell>
          <table:table-cell table:style-name="ACE-0x7f5c3c6e8930"/>
          <table:table-cell table:number-columns-repeated="125" table:style-name="Gnumeric-default"/>
        </table:table-row>
        <table:table-row table:style-name="AROW-3">
          <table:table-cell table:style-name="ACE-0x7f5c3c6e7c78" office:value-type="string">
            <text:p>strumenti di supporto</text:p>
          </table:table-cell>
          <table:table-cell table:style-name="ACE-0x7f5c3c6e8240" office:value-type="string">
            <text:p>insieme delle funzionalità di analisi crittografica offerte dal sistema (analisi frequenze, dizionario)</text:p>
          </table:table-cell>
          <table:table-cell table:style-name="ACE-0x7f5c3c6e8808"/>
          <table:table-cell table:number-columns-repeated="125" table:style-name="Gnumeric-default"/>
        </table:table-row>
        <table:table-row table:style-name="AROW-3">
          <table:table-cell table:style-name="ACE-0x7f5c3c6e7c78" office:value-type="string">
            <text:p>testo cifrato</text:p>
          </table:table-cell>
          <table:table-cell table:style-name="ACE-0x7f5c3c6e8240" office:value-type="string">
            <text:p>testo risultante dall'applicazione della funzione di cifratura concordata da mittente e destinatario</text:p>
          </table:table-cell>
          <table:table-cell table:style-name="ACE-0x7f5c3c6e8808"/>
          <table:table-cell table:number-columns-repeated="125" table:style-name="Gnumeric-default"/>
        </table:table-row>
        <table:table-row table:style-name="AROW-3">
          <table:table-cell table:style-name="ACE-0x7f5c3c6e7c78" office:value-type="string">
            <text:p>testo in chiaro</text:p>
          </table:table-cell>
          <table:table-cell table:style-name="ACE-0x7f5c3c6e8240" office:value-type="string">
            <text:p>il testo composto dal mittente prima della crittografia, quindi ancora in chiaro</text:p>
          </table:table-cell>
          <table:table-cell table:style-name="ACE-0x7f5c3c6e8808"/>
          <table:table-cell table:number-columns-repeated="125" table:style-name="Gnumeric-default"/>
        </table:table-row>
        <table:table-row table:style-name="AROW-5">
          <table:table-cell table:style-name="ACE-0x7f5c3c6e7da0" office:value-type="string">
            <text:p>undo</text:p>
          </table:table-cell>
          <table:table-cell table:style-name="ACE-0x7f5c3c6e8368" office:value-type="string">
            <text:p>annullare l'ipotesi fatta al passo precedente dell'analisi crittografica eventualmente fornendo una motivazione del perché</text:p>
          </table:table-cell>
          <table:table-cell table:style-name="ACE-0x7f5c3c6e8930" office:value-type="string">
            <text:p>annullare, scartare</text:p>
          </table:table-cell>
          <table:table-cell table:number-columns-repeated="125" table:style-name="Gnumeric-default"/>
        </table:table-row>
        <table:table-row table:style-name="AROW-5">
          <table:table-cell table:style-name="ACE-0x7f5c3c6e7c78" office:value-type="string">
            <text:p>utente</text:p>
          </table:table-cell>
          <table:table-cell table:style-name="ACE-0x7f5c3c6e8240" office:value-type="string">
            <text:p>qualsiasi agente che opera nel sistema (mittente, destinatario e spia)</text:p>
          </table:table-cell>
          <table:table-cell table:style-name="ACE-0x7f5c3c6e8808" office:value-type="string">
            <text:p>utilizzatore, agente</text:p>
          </table:table-cell>
          <table:table-cell table:number-columns-repeated="125" table:style-name="Gnumeric-default"/>
        </table:table-row>
        <table:table-row table:style-name="AROW-3">
          <table:table-cell table:style-name="ACE-0x7f5c3c6e7da0" office:value-type="string">
            <text:p>vincoli</text:p>
          </table:table-cell>
          <table:table-cell table:style-name="ACE-0x7f5c3c6e8368" office:value-type="string">
            <text:p>restrizioni sulla tipologia di chiave da poter concordare o generare per il sistema di cifratura</text:p>
          </table:table-cell>
          <table:table-cell table:style-name="ACE-0x7f5c3c6e8930"/>
          <table:table-cell table:number-columns-repeated="125" table:style-name="Gnumeric-default"/>
        </table:table-row>
        <table:table-row table:style-name="AROW-3">
          <table:table-cell table:style-name="ACE-0x7f5c3c6e7ec8" office:value-type="string">
            <text:p>violare</text:p>
          </table:table-cell>
          <table:table-cell table:style-name="ACE-0x7f5c3c6e85b8" office:value-type="string">
            <text:p>intercettare e decifrare un messaggio attraverso una serie di assunzioni sulla mappatura dei caratteri</text:p>
          </table:table-cell>
          <table:table-cell table:style-name="ACE-0x7f5c3c6e8a58"/>
          <table:table-cell table:number-columns-repeated="125" table:style-name="Gnumeric-default"/>
        </table:table-row>
        <table:table-row table:style-name="AROW-0" table:number-rows-repeated="1048522">
          <table:table-cell table:number-columns-repeated="128"/>
        </table:table-row>
        <table:named-expressions>
          <table:named-expression table:name="Print_Area" table:expression="of:=#REF!" table:base-cell-address="$'Foglio1'.$A$1"/>
          <table:named-expression table:name="Sheet_Title" table:expression="of:=&quot;Foglio1&quot;" table:base-cell-address="$'Foglio1'.$A$1"/>
        </table:named-expressions>
        <gnm:selections gnm:cursor-col="0" gnm:cursor-row="53">
          <gnm:selection gnm:start-col="0" gnm:start-row="53" gnm:end-col="0" gnm:end-row="53"/>
        </gnm:selections>
      </table:table>
      <table:named-expressions>
        <table:named-range table:name="__Anonymous_Sheet_DB__0" table:cell-range-address="$'Foglio1'.$A$7:.$C$54" table:base-cell-address="$'Foglio1'.$A$1" table:range-usable-as="print-range filter repeat-row repeat-column"/>
        <table:named-range table:name="HTML_1" table:cell-range-address=".$A$1:.$C$53" table:base-cell-address="$'Foglio1'.$A$1" table:range-usable-as="print-range filter repeat-row repeat-column"/>
        <table:named-range table:name="HTML_all" table:cell-range-address=".$A$1:.$C$53" table:base-cell-address="$'Foglio1'.$A$1" table:range-usable-as="print-range filter repeat-row repeat-column"/>
        <table:named-range table:name="HTML_tables" table:cell-range-address=".$A$1" table:base-cell-address="$'Foglio1'.$A$1" table:range-usable-as="print-range filter repeat-row repeat-column"/>
      </table:named-expressions>
      <table:database-ranges>
        <table:database-range table:target-range-address="Foglio1.A7:Foglio1.C5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2" style:family="table-cell">
      <style:table-cell-properties fo:background-color="#e6e6e6" style:print-content="true" style:decimal-places="13" style:repeat-content="false"/>
      <style:paragraph-properties/>
      <style:text-properties style:text-line-through-type="none" style:text-line-through-style="none"/>
    </style:style>
    <style:style style:name="Gnumeric-2" style:family="table-cell">
      <style:table-cell-properties fo:background-color="#e6e6e6" style:print-content="true" style:decimal-places="13" style:repeat-content="false"/>
      <style:paragraph-properties/>
      <style:text-properties style:text-line-through-type="none" style:text-line-through-style="none"/>
    </style:style>
    <style:style style:name="Gnumeric-2" style:family="table-cell">
      <style:table-cell-properties fo:background-color="#e6e6e6" style:print-content="true" style:decimal-places="13" style:repeat-content="false"/>
      <style:paragraph-properties/>
      <style:text-properties style:text-line-through-type="none" style:text-line-through-style="none"/>
    </style:style>
    <style:style style:name="Gnumeric-1" style:family="table-cell">
      <style:table-cell-properties fo:background-color="#e6e6e6" style:print-content="true" style:decimal-places="13" style:repeat-content="false"/>
      <style:paragraph-properties/>
      <style:text-properties style:text-line-through-type="none" style:text-line-through-style="none"/>
    </style:style>
    <style:style style:name="Gnumeric-2" style:family="table-cell">
      <style:table-cell-properties fo:background-color="#e6e6e6" style:print-content="true" style:decimal-places="13" style:repeat-content="false"/>
      <style:paragraph-properties/>
      <style:text-properties style:text-line-through-type="none" style:text-line-through-style="none"/>
    </style: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Gnumeric-2" style:family="table-cell">
      <style:table-cell-properties fo:background-color="#e6e6e6" style:print-content="true" style:decimal-places="13" style:repeat-content="false"/>
      <style:paragraph-properties/>
      <style:text-properties style:text-line-through-type="none" style:text-line-through-style="none"/>
    </style:style>
    <style:style style:name="Gnumeric-2" style:family="table-cell">
      <style:table-cell-properties fo:background-color="#e6e6e6" style:print-content="true" style:decimal-places="13" style:repeat-content="false"/>
      <style:paragraph-properties/>
      <style:text-properties style:text-line-through-type="none" style:text-line-through-style="none"/>
    </style:style>
    <style:style style:name="Gnumeric-2" style:family="table-cell">
      <style:table-cell-properties fo:background-color="#e6e6e6" style:print-content="true" style:decimal-places="13" style:repeat-content="false"/>
      <style:paragraph-properties/>
      <style:text-properties style:text-line-through-type="none" style:text-line-through-style="none"/>
    </style:style>
    <style:style style:name="Gnumeric-2" style:family="table-cell">
      <style:table-cell-properties fo:background-color="#e6e6e6" style:print-content="true" style:decimal-places="13" style:repeat-content="false"/>
      <style:paragraph-properties/>
      <style:text-properties style:text-line-through-type="none" style:text-line-through-style="none"/>
    </style:style>
    <style:style style:name="Gnumeric-2" style:family="table-cell">
      <style:table-cell-properties fo:background-color="#e6e6e6" style:print-content="true" style:decimal-places="13" style:repeat-content="false"/>
      <style:paragraph-properties/>
      <style:text-properties style:text-line-through-type="none" style:text-line-through-style="none"/>
    </style:style>
    <style:style style:name="Gnumeric-2" style:family="table-cell">
      <style:table-cell-properties fo:background-color="#e6e6e6" style:print-content="true" style:decimal-places="13" style:repeat-content="false"/>
      <style:paragraph-properties/>
      <style:text-properties style:text-line-through-type="none" style:text-line-through-style="none"/>
    </style:style>
    <style:style style:name="Gnumeric-2" style:family="table-cell">
      <style:table-cell-properties fo:background-color="#e6e6e6" style:print-content="true" style:decimal-places="13" style:repeat-content="false"/>
      <style:paragraph-properties/>
      <style:text-properties style:text-line-through-type="none" style:text-line-through-style="none"/>
    </style:style>
    <style:style style:name="Gnumeric-2" style:family="table-cell">
      <style:table-cell-properties fo:background-color="#e6e6e6" style:print-content="true" style:decimal-places="13" style:repeat-content="false"/>
      <style:paragraph-properties/>
      <style:text-properties style:text-line-through-type="none" style:text-line-through-style="none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10pt" style:use-optimal-row-height="true"/>
    </style:default-style>
  </office:styles>
  <office:automatic-styles>
    <style:page-layout style:name="pl-0x7f5c3c6a1fd0" style:page-usage="all">
      <style:page-layout-properties fo:margin-top="72.00pt" fo:margin-bottom="72.00pt" fo:margin-left="72.00pt" fo:margin-right="72.00pt" fo:page-width="841.89pt" fo:page-height="595.28pt" style:table-centering="none" style:print-page-order="ttb" style:writing-mode="lr-tb" style:print-orientation="landscape" style:print="charts drawings objects annotations" gnm:style-print=""/>
      <style:header-style>
        <style:header-footer-properties fo:border="none" style:shadow="none" fo:padding="0.00pt" fo:margin="0.00pt" fo:min-height="0.00pt" svg:height="0.00pt" style:dynamic-spacing="true"/>
      </style:header-style>
      <style:footer-style>
        <style:header-footer-properties fo:border="none" style:shadow="none" fo:padding="0.00pt" fo:margin="0.00pt" fo:min-height="0.00pt" svg:height="0.00pt" style:dynamic-spacing="true"/>
      </style:footer-style>
    </style:page-layout>
  </office:automatic-styles>
  <office:master-styles>
    <style:master-page style:name="ta-mp-0x7f5c3c6cb000" style:display-name="Foglio1" style:page-layout-name="pl-0x7f5c3c6a1fd0">
      <style:header style:display="fals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><text:span>Pagina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GlaxY </dc:creator>
    <dc:date>2014-05-30T12:49:38Z</dc:date>
    <meta:editing-cycles>20</meta:editing-cycles>
    <meta:editing-duration>PT1H55M3S</meta:editing-duration>
    <meta:generator>gnumeric/1.12.9</meta:generator>
  </office:meta>
</office:document-meta>
</file>